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 Fischertechnik</text:p>
      <text:p text:style-name="Standard"/>
      <text:p text:style-name="Standard"/>
      <text:p text:style-name="Standard"/>
      <text:h text:style-name="Heading_20_1" text:outline-level="1">Elektrik</text:h>
      <text:h text:style-name="Heading_20_2" text:outline-level="2">Messungen</text:h>
      <text:h text:style-name="Heading_20_3" text:outline-level="3">Stromaufnahme der Motoren:</text:h>
      <text:list xml:id="list38328275" text:style-name="L1">
        <text:list-item>
          <text:p text:style-name="P1">min: ca. 30 mA (Bearbeitungsstationen)</text:p>
        </text:list-item>
        <text:list-item>
          <text:p text:style-name="P1">max: ca. 60 mA (Förderbänder)</text:p>
        </text:list-item>
      </text:list>
      <text:p text:style-name="Standard"/>
      <text:p text:style-name="Standard">Unter der Annahme daß die 8 Motoren die Hauptlast ausmachen, sollte die maximale gesamte Stomaufnahme sich wie folgt schätzen lassen:</text:p>
      <text:p text:style-name="Standard">&lt;Anzahl Motoren&gt; x &lt;maximale gemessene Stromaufnahme&gt; x &lt;Sicherheitsfaktor für Eingänge und Buskoppler&gt;</text:p>
      <text:p text:style-name="Standard">8 x 60mA x 2 = 960 mA</text:p>
      <text:p text:style-name="Standard"/>
      <text:p text:style-name="Standard">Um auf der sicheren Seite zu sein sollte das Netzteil ca. 2000 mA leisten können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6M44S</meta:editing-duration>
    <meta:editing-cycles>7</meta:editing-cycles>
    <meta:generator>OpenOffice.org/3.2$Win32 OpenOffice.org_project/320m12$Build-9483</meta:generator>
    <dc:date>2010-11-07T18:36:44.44</dc:date>
    <dc:creator>Thomas Schütz</dc:creator>
    <meta:document-statistic meta:table-count="0" meta:image-count="0" meta:object-count="0" meta:page-count="1" meta:paragraph-count="10" meta:word-count="75" meta:character-count="476"/>
    <meta:user-defined meta:name="Info 1"/>
    <meta:user-defined meta:name="Info 2"/>
    <meta:user-defined meta:name="Info 3"/>
    <meta:user-defined meta:name="Info 4"/>
  </office:meta>
</office:document-meta>
</file>